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3.517cm" style:rel-column-width="1310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E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029b5" officeooo:paragraph-rsid="001029b5"/>
    </style:style>
    <style:style style:name="P2" style:family="paragraph" style:parent-style-name="Standard">
      <style:paragraph-properties fo:text-align="start" style:justify-single-word="false"/>
      <style:text-properties officeooo:rsid="001029b5" officeooo:paragraph-rsid="001029b5"/>
    </style:style>
    <style:style style:name="P3" style:family="paragraph" style:parent-style-name="Standard">
      <style:paragraph-properties fo:text-align="start" style:justify-single-word="false"/>
      <style:text-properties officeooo:rsid="0011d316" officeooo:paragraph-rsid="001029b5"/>
    </style:style>
    <style:style style:name="P4" style:family="paragraph" style:parent-style-name="Standard">
      <style:paragraph-properties fo:text-align="start" style:justify-single-word="false"/>
      <style:text-properties officeooo:rsid="0011d316" officeooo:paragraph-rsid="0011d316"/>
    </style:style>
    <style:style style:name="P5" style:family="paragraph" style:parent-style-name="Standard">
      <style:paragraph-properties fo:text-align="start" style:justify-single-word="false"/>
      <style:text-properties officeooo:rsid="00154c63" officeooo:paragraph-rsid="00154c63"/>
    </style:style>
    <style:style style:name="P6" style:family="paragraph" style:parent-style-name="Table_20_Contents">
      <style:paragraph-properties fo:text-align="start" style:justify-single-word="false"/>
      <style:text-properties officeooo:rsid="00154c63" officeooo:paragraph-rsid="00154c63"/>
    </style:style>
    <style:style style:name="P7" style:family="paragraph" style:parent-style-name="Standard">
      <style:paragraph-properties fo:text-align="center" style:justify-single-word="false"/>
      <style:text-properties officeooo:rsid="00154c63" officeooo:paragraph-rsid="00154c63"/>
    </style:style>
    <style:style style:name="P8" style:family="paragraph" style:parent-style-name="Standard">
      <style:paragraph-properties fo:text-align="start" style:justify-single-word="false"/>
      <style:text-properties officeooo:rsid="00173d20" officeooo:paragraph-rsid="00173d20"/>
    </style:style>
    <style:style style:name="P9" style:family="paragraph" style:parent-style-name="Standard">
      <style:paragraph-properties fo:text-align="start" style:justify-single-word="false"/>
      <style:text-properties officeooo:rsid="0017fb1c" officeooo:paragraph-rsid="0017fb1c"/>
    </style:style>
    <style:style style:name="P10" style:family="paragraph" style:parent-style-name="Standard">
      <style:paragraph-properties fo:text-align="start" style:justify-single-word="false"/>
      <style:text-properties officeooo:rsid="001b1e5c" officeooo:paragraph-rsid="001c3f90"/>
    </style:style>
    <style:style style:name="P11" style:family="paragraph" style:parent-style-name="Standard">
      <style:paragraph-properties fo:text-align="start" style:justify-single-word="false"/>
      <style:text-properties officeooo:rsid="0017fb1c" officeooo:paragraph-rsid="0017fb1c" fo:background-color="transparent"/>
    </style:style>
    <style:style style:name="P12" style:family="paragraph" style:parent-style-name="Standard">
      <style:paragraph-properties fo:text-align="start" style:justify-single-word="false"/>
      <style:text-properties officeooo:rsid="0019b25a" officeooo:paragraph-rsid="0019b25a"/>
    </style:style>
    <style:style style:name="P13" style:family="paragraph" style:parent-style-name="Standard">
      <style:paragraph-properties fo:text-align="start" style:justify-single-word="false"/>
      <style:text-properties officeooo:rsid="001fcdf0" officeooo:paragraph-rsid="00222e90"/>
    </style:style>
    <style:style style:name="P14" style:family="paragraph" style:parent-style-name="Standard">
      <style:paragraph-properties fo:text-align="start" style:justify-single-word="false"/>
      <style:text-properties officeooo:rsid="001e48f2" officeooo:paragraph-rsid="001e48f2" fo:background-color="#ffff00"/>
    </style:style>
    <style:style style:name="P15" style:family="paragraph" style:parent-style-name="Standard">
      <style:paragraph-properties fo:text-align="start" style:justify-single-word="false"/>
      <style:text-properties officeooo:rsid="0023f337" officeooo:paragraph-rsid="0023f337" fo:background-color="#e0c2cd"/>
    </style:style>
    <style:style style:name="P16" style:family="paragraph" style:parent-style-name="Standard">
      <style:paragraph-properties fo:text-align="start" style:justify-single-word="false"/>
      <style:text-properties officeooo:rsid="00222e90" officeooo:paragraph-rsid="0023f337" fo:background-color="#ffdbb6"/>
    </style:style>
    <style:style style:name="P17" style:family="paragraph" style:parent-style-name="Standard">
      <style:paragraph-properties fo:text-align="start" style:justify-single-word="false"/>
      <style:text-properties officeooo:rsid="0021be84" officeooo:paragraph-rsid="0021be84" fo:background-color="transparent"/>
    </style:style>
    <style:style style:name="P18" style:family="paragraph" style:parent-style-name="Standard">
      <style:paragraph-properties fo:text-align="start" style:justify-single-word="false"/>
      <style:text-properties officeooo:rsid="00260f5e" officeooo:paragraph-rsid="00260f5e" fo:background-color="transparent"/>
    </style:style>
    <style:style style:name="P19" style:family="paragraph" style:parent-style-name="Standard">
      <style:paragraph-properties fo:text-align="start" style:justify-single-word="false"/>
      <style:text-properties officeooo:rsid="0028f7ca" officeooo:paragraph-rsid="0028f7ca" fo:background-color="transparent"/>
    </style:style>
    <style:style style:name="T1" style:family="text">
      <style:text-properties officeooo:rsid="00154c63"/>
    </style:style>
    <style:style style:name="T2" style:family="text">
      <style:text-properties officeooo:rsid="0017fb1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be84" style:font-weight-asian="bold" style:font-weight-complex="bold"/>
    </style:style>
    <style:style style:name="T5" style:family="text">
      <style:text-properties fo:font-weight="bold" officeooo:rsid="00222e90" style:font-weight-asian="bold" style:font-weight-complex="bold"/>
    </style:style>
    <style:style style:name="T6" style:family="text">
      <style:text-properties fo:font-weight="bold" officeooo:rsid="00273d3e" style:font-weight-asian="bold" style:font-weight-complex="bold"/>
    </style:style>
    <style:style style:name="T7" style:family="text">
      <style:text-properties fo:font-weight="bold" officeooo:rsid="0028f7ca" style:font-weight-asian="bold" style:font-weight-complex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1335ab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13ef1b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222e90" style:font-weight-asian="bold" style:font-weight-complex="bold"/>
    </style:style>
    <style:style style:name="T13" style:family="text">
      <style:text-properties officeooo:rsid="001c3f90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1e48f2" fo:background-color="#ffff00" loext:char-shading-value="0"/>
    </style:style>
    <style:style style:name="T16" style:family="text">
      <style:text-properties officeooo:rsid="0021be84" fo:background-color="#ffff00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1be84"/>
    </style:style>
    <style:style style:name="T19" style:family="text">
      <style:text-properties officeooo:rsid="0021be84" fo:background-color="#ffd7d7" loext:char-shading-value="0"/>
    </style:style>
    <style:style style:name="T20" style:family="text">
      <style:text-properties officeooo:rsid="0021be84" fo:background-color="#cccccc" loext:char-shading-value="0"/>
    </style:style>
    <style:style style:name="T21" style:family="text">
      <style:text-properties officeooo:rsid="00222e90"/>
    </style:style>
    <style:style style:name="T22" style:family="text">
      <style:text-properties officeooo:rsid="00222e90" fo:background-color="#ffbf00" loext:char-shading-value="0"/>
    </style:style>
    <style:style style:name="T23" style:family="text">
      <style:text-properties officeooo:rsid="00222e90" fo:background-color="#ffdbb6" loext:char-shading-value="0"/>
    </style:style>
    <style:style style:name="T24" style:family="text">
      <style:text-properties officeooo:rsid="00222e90" fo:background-color="#e0c2cd" loext:char-shading-value="0"/>
    </style:style>
    <style:style style:name="T25" style:family="text">
      <style:text-properties officeooo:rsid="00259a52"/>
    </style:style>
    <style:style style:name="T26" style:family="text">
      <style:text-properties officeooo:rsid="00273d3e"/>
    </style:style>
    <style:style style:name="T27" style:family="text">
      <style:text-properties officeooo:rsid="0028f7ca"/>
    </style:style>
    <style:style style:name="T28" style:family="text">
      <style:text-properties officeooo:rsid="00293c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s of the Topic <text:span text:style-name="T1">OOP Java</text:span></text:p>
      <text:p text:style-name="P1"/>
      <text:p text:style-name="P1"/>
      <text:p text:style-name="P2">01 Classes and Objects</text:p>
      <text:p text:style-name="P2">02 Access Modifiers</text:p>
      <text:p text:style-name="P2">03 Inheritance and Protected Acces</text:p>
      <text:p text:style-name="P2">04 Encapsulation</text:p>
      <text:p text:style-name="P2">05 Abstract Classes</text:p>
      <text:p text:style-name="P2">06 Interface</text:p>
      <text:p text:style-name="P2">07 Multiple Inheritance using Interface</text:p>
      <text:p text:style-name="P2">08 ATM – Project </text:p>
      <text:p text:style-name="P2">09 Calculator – Project</text:p>
      <text:p text:style-name="P3"/>
      <text:p text:style-name="P4"><text:span text:style-name="T9">The class </text:span>is the entity of an object, the class as an example could be in real life a student.The class will have some attributes and some behaviours (actions). </text:p>
      <text:p text:style-name="P4"><text:span text:style-name="T9">Attribute </text:span><text:span text:style-name="T10">(properties is the name in java)</text:span>: the attributes are the characteristics of the class.</text:p>
      <text:p text:style-name="P4"><text:span text:style-name="T9">Behaviours </text:span><text:span text:style-name="T11">(methods is the name in java)</text:span><text:span text:style-name="T9">:</text:span> the behaviours are actions the class can do.</text:p>
      <text:p text:style-name="P12"><text:span text:style-name="T9">Inheritance:</text:span> when you have multiple classes, but you have one parent class(also called as base class) and you have differents childs which inherit some attributes or methods of the father.</text:p>
      <text:p text:style-name="P13"><text:span text:style-name="T9">Encapsulation:</text:span> it means when we want to <text:span text:style-name="T4">control</text:span><text:span text:style-name="T18"> the access of</text:span> the class and defined who can use <text:span text:style-name="T18">it</text:span>. <text:span text:style-name="T18"><text:s/>we have the </text:span><text:span text:style-name="T4">set </text:span><text:span text:style-name="T18">and </text:span><text:span text:style-name="T4">get</text:span><text:span text:style-name="T18"> in the code, we </text:span><text:span text:style-name="T19">write the properties in private</text:span><text:span text:style-name="T18"> but </text:span><text:span text:style-name="T20">the set and get in public</text:span><text:span text:style-name="T18">, this action will give us the control of the class.</text:span></text:p>
      <text:p text:style-name="P13"><text:span text:style-name="T12">Abstract:</text:span><text:span text:style-name="T21"> the concept ‘abstract’ in the class give us the idea of a </text:span><text:span text:style-name="T22">class that can´t be </text:span><text:span text:style-name="T24">instantiated</text:span><text:span text:style-name="T22"> but it can be a subclassed.</text:span><text:span text:style-name="T21"> Also, the concept ‘abstract’ can be in the </text:span><text:span text:style-name="T5">method</text:span><text:span text:style-name="T21"> </text:span><text:span text:style-name="T22">were is declared in the class but without any implementation</text:span><text:span text:style-name="T21">, but </text:span><text:span text:style-name="T23">we can implement it in other class child of the base abstract class.</text:span></text:p>
      <text:p text:style-name="P18"><text:span text:style-name="T21">I</text:span>nterfaces: the interfaces are used to understand the different kind of classes which are in a way related. In the interfaces can only contain <text:span text:style-name="T26">constants, method signatures, default methods, static methods, and nested types. The interfaces aren´t instantiated, they can only be implemented by classes, or </text:span><text:span text:style-name="T6">extended</text:span><text:span text:style-name="T26"> by other interfaces. </text:span><text:span text:style-name="T7">Interfaces are only for contracts or specifications</text:span><text:span text:style-name="T27">. </text:span></text:p>
      <text:p text:style-name="P19">Note <text:span text:style-name="T28">(difference between interface and abstract)</text:span>: Interfaces can´t write the implementation of the method inside the interface, but the abstract classes can write their implementation of a method(it needs no be without the word abstract in the name of the method).</text:p>
      <text:p text:style-name="P16"/>
      <text:p text:style-name="P15"><text:span text:style-name="T21">N</text:span>ote for Abstract: <text:s/>instantiate means the first method we create for the class, it is the method which add the values to the attributes, this method <text:span text:style-name="T25">has the same name as the class</text:span></text:p>
      <text:p text:style-name="P15"/>
      <text:p text:style-name="P5">The following table shows the access to members permitted by each modifier.</text:p>
      <text:p text:style-name="P5"/>
      <text:p text:style-name="P7">Access Levels <text:span text:style-name="T5">(Protected Access)</text:span></text:p>
      <table:table table:name="Tabla1" table:style-name="Tabla1">
        <table:table-column table:style-name="Tabla1.A" table:number-columns-repeated="5"/>
        <table:table-row table:style-name="TableLine2253585749744">
          <table:table-cell table:style-name="Tabla1.A1" office:value-type="string">
            <text:p text:style-name="P6">Modifier</text:p>
          </table:table-cell>
          <table:table-cell table:style-name="Tabla1.A1" office:value-type="string">
            <text:p text:style-name="P6">Class</text:p>
          </table:table-cell>
          <table:table-cell table:style-name="Tabla1.A1" office:value-type="string">
            <text:p text:style-name="P6">Package</text:p>
          </table:table-cell>
          <table:table-cell table:style-name="Tabla1.A1" office:value-type="string">
            <text:p text:style-name="P6">Subclass</text:p>
          </table:table-cell>
          <table:table-cell table:style-name="Tabla1.E1" office:value-type="string">
            <text:p text:style-name="P6">World</text:p>
          </table:table-cell>
        </table:table-row>
        <table:table-row table:style-name="TableLine2253672266432">
          <table:table-cell table:style-name="Tabla1.A2" office:value-type="string">
            <text:p text:style-name="P6">public</text:p>
          </table:table-cell>
          <table:table-cell table:style-name="Tabla1.A2" office:value-type="string">
            <text:p text:style-name="P6">Y</text:p>
          </table:table-cell>
          <table:table-cell table:style-name="Tabla1.A2" office:value-type="string">
            <text:p text:style-name="P6">Y</text:p>
          </table:table-cell>
          <table:table-cell table:style-name="Tabla1.A2" office:value-type="string">
            <text:p text:style-name="P6">Y</text:p>
          </table:table-cell>
          <table:table-cell table:style-name="Tabla1.E2" office:value-type="string">
            <text:p text:style-name="P6">Y</text:p>
          </table:table-cell>
        </table:table-row>
        <table:table-row table:style-name="TableLine2253672263264">
          <table:table-cell table:style-name="Tabla1.A2" office:value-type="string">
            <text:p text:style-name="P6">protected</text:p>
          </table:table-cell>
          <table:table-cell table:style-name="Tabla1.A2" office:value-type="string">
            <text:p text:style-name="P6">Y</text:p>
          </table:table-cell>
          <table:table-cell table:style-name="Tabla1.A2" office:value-type="string">
            <text:p text:style-name="P6">Y</text:p>
          </table:table-cell>
          <table:table-cell table:style-name="Tabla1.A2" office:value-type="string">
            <text:p text:style-name="P6">Y</text:p>
          </table:table-cell>
          <table:table-cell table:style-name="Tabla1.E2" office:value-type="string">
            <text:p text:style-name="P6">N</text:p>
          </table:table-cell>
        </table:table-row>
        <table:table-row table:style-name="TableLine2253672260096">
          <table:table-cell table:style-name="Tabla1.A2" office:value-type="string">
            <text:p text:style-name="P6">no modifier <text:span text:style-name="T2">(standard)</text:span></text:p>
          </table:table-cell>
          <table:table-cell table:style-name="Tabla1.A2" office:value-type="string">
            <text:p text:style-name="P6">Y</text:p>
          </table:table-cell>
          <table:table-cell table:style-name="Tabla1.A2" office:value-type="string">
            <text:p text:style-name="P6">Y</text:p>
          </table:table-cell>
          <table:table-cell table:style-name="Tabla1.A2" office:value-type="string">
            <text:p text:style-name="P6">N</text:p>
          </table:table-cell>
          <table:table-cell table:style-name="Tabla1.E2" office:value-type="string">
            <text:p text:style-name="P6">N</text:p>
          </table:table-cell>
        </table:table-row>
        <table:table-row table:style-name="TableLine2253672254336">
          <table:table-cell table:style-name="Tabla1.A2" office:value-type="string">
            <text:p text:style-name="P6">private</text:p>
          </table:table-cell>
          <table:table-cell table:style-name="Tabla1.A2" office:value-type="string">
            <text:p text:style-name="P6">Y</text:p>
          </table:table-cell>
          <table:table-cell table:style-name="Tabla1.A2" office:value-type="string">
            <text:p text:style-name="P6">N</text:p>
          </table:table-cell>
          <table:table-cell table:style-name="Tabla1.A2" office:value-type="string">
            <text:p text:style-name="P6">N</text:p>
          </table:table-cell>
          <table:table-cell table:style-name="Tabla1.E2" office:value-type="string">
            <text:p text:style-name="P6">N</text:p>
          </table:table-cell>
        </table:table-row>
      </table:table>
      <text:p text:style-name="P4"/>
      <text:p text:style-name="P4"><text:soft-page-break/></text:p>
      <text:p text:style-name="P8">This names make the classes accesible not to everythin, the ‘Y’ is yes, it can access, and ‘N’ is no, it can´t access.</text:p>
      <text:p text:style-name="P9">I<text:span text:style-name="T3">f you don´t write any modifier</text:span> before the class, the standard will be the <text:span text:style-name="T9">‘no modifier’</text:span> access level.</text:p>
      <text:p text:style-name="P9"/>
      <text:p text:style-name="P14">Note 01: <text:span text:style-name="T8">private</text:span><text:span text:style-name="T17"> is used only in the class that was created, it can´t be use in the childs classes or other.</text:span></text:p>
      <text:p text:style-name="P17"/>
      <text:p text:style-name="P11"/>
      <text:p text:style-name="P10"><text:span text:style-name="T14">Note </text:span><text:span text:style-name="T15">0</text:span><text:span text:style-name="T16">2</text:span><text:span text:style-name="T14">:</text:span> I notice <text:span text:style-name="T13">above</text:span> the <text:span text:style-name="T13">function ‘toString’ has ‘@override’, I searched and found it was a way to recognize the function as a modifier of an attribute. 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MX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MX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4T19:50:44.874000000</dc:date>
    <meta:editing-duration>PT4H58M30S</meta:editing-duration>
    <meta:editing-cycles>20</meta:editing-cycles>
    <meta:generator>LibreOffice/7.3.2.2$Windows_X86_64 LibreOffice_project/49f2b1bff42cfccbd8f788c8dc32c1c309559be0</meta:generator>
    <meta:document-statistic meta:table-count="1" meta:image-count="0" meta:object-count="0" meta:page-count="2" meta:paragraph-count="50" meta:word-count="498" meta:character-count="2840" meta:non-whitespace-character-count="2384"/>
  </office:meta>
</office:document-meta>
</file>